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-3ngram-3alpha-3</text:p>
          </table:table-cell>
          <table:table-cell/>
          <table:table-cell office:value-type="string" calcext:value-type="string">
            <text:p>parts-5ngram-3alpha-11</text:p>
          </table:table-cell>
          <table:table-cell office:value-type="string" calcext:value-type="string">
            <text:p>parts-5ngram-3alpha-5</text:p>
          </table:table-cell>
          <table:table-cell office:value-type="string" calcext:value-type="string">
            <text:p>parts-5ngram-3alpha-3</text:p>
          </table:table-cell>
          <table:table-cell office:value-type="string" calcext:value-type="string">
            <text:p>parts-5ngram-2alpha-11</text:p>
          </table:table-cell>
          <table:table-cell office:value-type="string" calcext:value-type="string">
            <text:p>parts-5ngram-2alpha-5</text:p>
          </table:table-cell>
          <table:table-cell office:value-type="string" calcext:value-type="string">
            <text:p>parts-5ngram-2alpha-3</text:p>
          </table:table-cell>
          <table:table-cell office:value-type="string" calcext:value-type="string">
            <text:p>parts-3ngram-3alpha-11</text:p>
          </table:table-cell>
          <table:table-cell office:value-type="string" calcext:value-type="string">
            <text:p>parts-3ngram-3alpha-5</text:p>
          </table:table-cell>
          <table:table-cell office:value-type="string" calcext:value-type="string">
            <text:p>parts-1ngram-2alpha-5</text:p>
          </table:table-cell>
          <table:table-cell office:value-type="string" calcext:value-type="string">
            <text:p>parts-1ngram-2alpha-11</text:p>
          </table:table-cell>
          <table:table-cell office:value-type="string" calcext:value-type="string">
            <text:p>parts-1ngram-3alpha-3</text:p>
          </table:table-cell>
          <table:table-cell office:value-type="string" calcext:value-type="string">
            <text:p>parts-1ngram-2alpha-3</text:p>
          </table:table-cell>
          <table:table-cell office:value-type="string" calcext:value-type="string">
            <text:p>parts-3ngram-2alpha-11</text:p>
          </table:table-cell>
          <table:table-cell office:value-type="string" calcext:value-type="string">
            <text:p>parts-3ngram-2alpha-5</text:p>
          </table:table-cell>
          <table:table-cell office:value-type="string" calcext:value-type="string">
            <text:p>parts-3ngram-2alpha-3</text:p>
          </table:table-cell>
          <table:table-cell office:value-type="string" calcext:value-type="string">
            <text:p>parts-1ngram-3alpha-11</text:p>
          </table:table-cell>
          <table:table-cell office:value-type="string" calcext:value-type="string">
            <text:p>parts-1ngram-3alpha-5</text:p>
          </table:table-cell>
        </table:table-row>
        <table:table-row table:style-name="ro1">
          <table:table-cell office:value-type="string" calcext:value-type="string">
            <text:p>Balanced_n10_k20_x5_a3VCDomLEM.res</text:p>
          </table:table-cell>
          <table:table-cell/>
          <table:table-cell table:number-columns-repeated="17" office:value-type="string" calcext:value-type="string">
            <text:p>Balanced_n10_k20_x5_a3VCDomLEM.res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90649" calcext:value-type="float">
            <text:p>0.8906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914" calcext:value-type="float">
            <text:p>0.938914</text:p>
          </table:table-cell>
          <table:table-cell office:value-type="float" office:value="0.893288" calcext:value-type="float">
            <text:p>0.893288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768477" calcext:value-type="float">
            <text:p>0.768477</text:p>
          </table:table-cell>
          <table:table-cell office:value-type="float" office:value="0.718326" calcext:value-type="float">
            <text:p>0.71832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43891" calcext:value-type="float">
            <text:p>0.84389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87834" calcext:value-type="float">
            <text:p>0.88783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89035" calcext:value-type="float">
            <text:p>0.989035</text:p>
          </table:table-cell>
          <table:table-cell office:value-type="float" office:value="0.977119" calcext:value-type="float">
            <text:p>0.977119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8485" calcext:value-type="float">
            <text:p>0.938485</text:p>
          </table:table-cell>
          <table:table-cell office:value-type="float" office:value="0.894178" calcext:value-type="float">
            <text:p>0.894178</text:p>
          </table:table-cell>
          <table:table-cell office:value-type="float" office:value="0.933007" calcext:value-type="float">
            <text:p>0.933007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61526" calcext:value-type="float">
            <text:p>0.761526</text:p>
          </table:table-cell>
          <table:table-cell office:value-type="float" office:value="0.945532" calcext:value-type="float">
            <text:p>0.945532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846469" calcext:value-type="float">
            <text:p>0.846469</text:p>
          </table:table-cell>
          <table:table-cell office:value-type="float" office:value="0.94184" calcext:value-type="float">
            <text:p>0.94184</text:p>
          </table:table-cell>
          <table:table-cell office:value-type="float" office:value="0.915781" calcext:value-type="float">
            <text:p>0.9157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65008" calcext:value-type="float">
            <text:p>0.86500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6425" calcext:value-type="float">
            <text:p>0.986425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32127" calcext:value-type="float">
            <text:p>0.932127</text:p>
          </table:table-cell>
          <table:table-cell office:value-type="float" office:value="0.901961" calcext:value-type="float">
            <text:p>0.901961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892157" calcext:value-type="float">
            <text:p>0.892157</text:p>
          </table:table-cell>
          <table:table-cell office:value-type="float" office:value="0.899698" calcext:value-type="float">
            <text:p>0.899698</text:p>
          </table:table-cell>
          <table:table-cell office:value-type="float" office:value="0.935897" calcext:value-type="float">
            <text:p>0.93589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46456" calcext:value-type="float">
            <text:p>0.946456</text:p>
          </table:table-cell>
          <table:table-cell office:value-type="float" office:value="0.926848" calcext:value-type="float">
            <text:p>0.92684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629" calcext:value-type="float">
            <text:p>0.9162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1704" calcext:value-type="float">
            <text:p>0.991704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45701" calcext:value-type="float">
            <text:p>0.945701</text:p>
          </table:table-cell>
          <table:table-cell office:value-type="float" office:value="0.884615" calcext:value-type="float">
            <text:p>0.884615</text:p>
          </table:table-cell>
          <table:table-cell office:value-type="float" office:value="0.924585" calcext:value-type="float">
            <text:p>0.924585</text:p>
          </table:table-cell>
          <table:table-cell office:value-type="float" office:value="0.644796" calcext:value-type="float">
            <text:p>0.644796</text:p>
          </table:table-cell>
          <table:table-cell office:value-type="float" office:value="0.536953" calcext:value-type="float">
            <text:p>0.536953</text:p>
          </table:table-cell>
          <table:table-cell office:value-type="float" office:value="0.956259" calcext:value-type="float">
            <text:p>0.956259</text:p>
          </table:table-cell>
          <table:table-cell office:value-type="float" office:value="0.92911" calcext:value-type="float">
            <text:p>0.92911</text:p>
          </table:table-cell>
          <table:table-cell office:value-type="float" office:value="0.828054" calcext:value-type="float">
            <text:p>0.828054</text:p>
          </table:table-cell>
          <table:table-cell office:value-type="float" office:value="0.936652" calcext:value-type="float">
            <text:p>0.936652</text:p>
          </table:table-cell>
          <table:table-cell office:value-type="float" office:value="0.902715" calcext:value-type="float">
            <text:p>0.90271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90279" calcext:value-type="float">
            <text:p>0.8902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89061" calcext:value-type="float">
            <text:p>0.989061</text:p>
          </table:table-cell>
          <table:table-cell office:value-type="float" office:value="0.976982" calcext:value-type="float">
            <text:p>0.976982</text:p>
          </table:table-cell>
          <table:table-cell office:value-type="float" office:value="0.957718" calcext:value-type="float">
            <text:p>0.957718</text:p>
          </table:table-cell>
          <table:table-cell office:value-type="float" office:value="0.938889" calcext:value-type="float">
            <text:p>0.938889</text:p>
          </table:table-cell>
          <table:table-cell office:value-type="float" office:value="0.893246" calcext:value-type="float">
            <text:p>0.893246</text:p>
          </table:table-cell>
          <table:table-cell office:value-type="float" office:value="0.93247" calcext:value-type="float">
            <text:p>0.93247</text:p>
          </table:table-cell>
          <table:table-cell office:value-type="float" office:value="0.758459" calcext:value-type="float">
            <text:p>0.758459</text:p>
          </table:table-cell>
          <table:table-cell office:value-type="float" office:value="0.695051" calcext:value-type="float">
            <text:p>0.695051</text:p>
          </table:table-cell>
          <table:table-cell office:value-type="float" office:value="0.946024" calcext:value-type="float">
            <text:p>0.946024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43743" calcext:value-type="float">
            <text:p>0.843743</text:p>
          </table:table-cell>
          <table:table-cell office:value-type="float" office:value="0.941541" calcext:value-type="float">
            <text:p>0.941541</text:p>
          </table:table-cell>
          <table:table-cell office:value-type="float" office:value="0.914702" calcext:value-type="float">
            <text:p>0.91470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90649" calcext:value-type="float">
            <text:p>0.8906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914" calcext:value-type="float">
            <text:p>0.938914</text:p>
          </table:table-cell>
          <table:table-cell office:value-type="float" office:value="0.893288" calcext:value-type="float">
            <text:p>0.893288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768477" calcext:value-type="float">
            <text:p>0.768477</text:p>
          </table:table-cell>
          <table:table-cell office:value-type="float" office:value="0.718326" calcext:value-type="float">
            <text:p>0.71832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43891" calcext:value-type="float">
            <text:p>0.84389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946931" calcext:value-type="float">
            <text:p>0.946931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802352" calcext:value-type="float">
            <text:p>0.802352</text:p>
          </table:table-cell>
          <table:table-cell office:value-type="float" office:value="0.745841" calcext:value-type="float">
            <text:p>0.745841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48623" calcext:value-type="float">
            <text:p>0.848623</text:p>
          </table:table-cell>
          <table:table-cell office:value-type="float" office:value="0.976029" calcext:value-type="float">
            <text:p>0.976029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2661" calcext:value-type="float">
            <text:p>0.852661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857301" calcext:value-type="float">
            <text:p>0.857301</text:p>
          </table:table-cell>
          <table:table-cell office:value-type="float" office:value="0.975498" calcext:value-type="float">
            <text:p>0.975498</text:p>
          </table:table-cell>
          <table:table-cell office:value-type="float" office:value="0.948931" calcext:value-type="float">
            <text:p>0.948931</text:p>
          </table:table-cell>
          <table:table-cell office:value-type="float" office:value="0.946556" calcext:value-type="float">
            <text:p>0.946556</text:p>
          </table:table-cell>
          <table:table-cell office:value-type="float" office:value="0.971699" calcext:value-type="float">
            <text:p>0.971699</text:p>
          </table:table-cell>
          <table:table-cell office:value-type="float" office:value="0.809845" calcext:value-type="float">
            <text:p>0.809845</text:p>
          </table:table-cell>
          <table:table-cell office:value-type="float" office:value="0.768791" calcext:value-type="float">
            <text:p>0.768791</text:p>
          </table:table-cell>
          <table:table-cell office:value-type="float" office:value="0.969713" calcext:value-type="float">
            <text:p>0.969713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855735" calcext:value-type="float">
            <text:p>0.855735</text:p>
          </table:table-cell>
          <table:table-cell office:value-type="float" office:value="0.976267" calcext:value-type="float">
            <text:p>0.976267</text:p>
          </table:table-cell>
          <table:table-cell office:value-type="float" office:value="0.945979" calcext:value-type="float">
            <text:p>0.94597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0.981067" calcext:value-type="float">
            <text:p>0.981067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0011" calcext:value-type="float">
            <text:p>0.860011</text:p>
          </table:table-cell>
          <table:table-cell office:value-type="float" office:value="0.982215" calcext:value-type="float">
            <text:p>0.982215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940333" calcext:value-type="float">
            <text:p>0.940333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841652" calcext:value-type="float">
            <text:p>0.841652</text:p>
          </table:table-cell>
          <table:table-cell office:value-type="float" office:value="0.845095" calcext:value-type="float">
            <text:p>0.845095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51807" calcext:value-type="float">
            <text:p>0.951807</text:p>
          </table:table-cell>
          <table:table-cell office:value-type="float" office:value="0.850832" calcext:value-type="float">
            <text:p>0.850832</text:p>
          </table:table-cell>
          <table:table-cell office:value-type="float" office:value="0.979346" calcext:value-type="float">
            <text:p>0.979346</text:p>
          </table:table-cell>
          <table:table-cell office:value-type="float" office:value="0.944349" calcext:value-type="float">
            <text:p>0.94434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2553" calcext:value-type="float">
            <text:p>0.852553</text:p>
          </table:table-cell>
          <table:table-cell office:value-type="float" office:value="0.97074" calcext:value-type="float">
            <text:p>0.97074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4739" calcext:value-type="float">
            <text:p>0.84739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67871" calcext:value-type="float">
            <text:p>0.967871</text:p>
          </table:table-cell>
          <table:table-cell office:value-type="float" office:value="0.763052" calcext:value-type="float">
            <text:p>0.763052</text:p>
          </table:table-cell>
          <table:table-cell office:value-type="float" office:value="0.646586" calcext:value-type="float">
            <text:p>0.64658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73035" calcext:value-type="float">
            <text:p>0.973035</text:p>
          </table:table-cell>
          <table:table-cell office:value-type="float" office:value="0.947791" calcext:value-type="float">
            <text:p>0.9477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0.97589" calcext:value-type="float">
            <text:p>0.97589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851967" calcext:value-type="float">
            <text:p>0.851967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43485" calcext:value-type="float">
            <text:p>0.943485</text:p>
          </table:table-cell>
          <table:table-cell office:value-type="float" office:value="0.85685" calcext:value-type="float">
            <text:p>0.85685</text:p>
          </table:table-cell>
          <table:table-cell office:value-type="float" office:value="0.975306" calcext:value-type="float">
            <text:p>0.975306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946908" calcext:value-type="float">
            <text:p>0.946908</text:p>
          </table:table-cell>
          <table:table-cell office:value-type="float" office:value="0.971594" calcext:value-type="float">
            <text:p>0.971594</text:p>
          </table:table-cell>
          <table:table-cell office:value-type="float" office:value="0.801389" calcext:value-type="float">
            <text:p>0.801389</text:p>
          </table:table-cell>
          <table:table-cell office:value-type="float" office:value="0.739207" calcext:value-type="float">
            <text:p>0.739207</text:p>
          </table:table-cell>
          <table:table-cell office:value-type="float" office:value="0.969584" calcext:value-type="float">
            <text:p>0.969584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655" calcext:value-type="float">
            <text:p>0.85655</text:p>
          </table:table-cell>
          <table:table-cell office:value-type="float" office:value="0.976185" calcext:value-type="float">
            <text:p>0.976185</text:p>
          </table:table-cell>
          <table:table-cell office:value-type="float" office:value="0.946068" calcext:value-type="float">
            <text:p>0.94606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946931" calcext:value-type="float">
            <text:p>0.946931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802352" calcext:value-type="float">
            <text:p>0.802352</text:p>
          </table:table-cell>
          <table:table-cell office:value-type="float" office:value="0.745841" calcext:value-type="float">
            <text:p>0.745841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83939" calcext:value-type="float">
            <text:p>0.7839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3131" calcext:value-type="float">
            <text:p>0.833131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718788" calcext:value-type="float">
            <text:p>0.718788</text:p>
          </table:table-cell>
          <table:table-cell office:value-type="float" office:value="0.767172" calcext:value-type="float">
            <text:p>0.767172</text:p>
          </table:table-cell>
          <table:table-cell office:value-type="float" office:value="0.653838" calcext:value-type="float">
            <text:p>0.653838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828283" calcext:value-type="float">
            <text:p>0.828283</text:p>
          </table:table-cell>
          <table:table-cell office:value-type="float" office:value="0.821616" calcext:value-type="float">
            <text:p>0.821616</text:p>
          </table:table-cell>
          <table:table-cell office:value-type="float" office:value="0.78" calcext:value-type="float">
            <text:p>0.78</text:p>
          </table:table-cell>
          <table:table-cell office:value-type="float" office:value="0.781212" calcext:value-type="float">
            <text:p>0.781212</text:p>
          </table:table-cell>
          <table:table-cell office:value-type="float" office:value="0.742929" calcext:value-type="float">
            <text:p>0.7429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3941" calcext:value-type="float">
            <text:p>0.7939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833304" calcext:value-type="float">
            <text:p>0.833304</text:p>
          </table:table-cell>
          <table:table-cell office:value-type="float" office:value="0.742051" calcext:value-type="float">
            <text:p>0.742051</text:p>
          </table:table-cell>
          <table:table-cell office:value-type="float" office:value="0.78377" calcext:value-type="float">
            <text:p>0.78377</text:p>
          </table:table-cell>
          <table:table-cell office:value-type="float" office:value="0.671566" calcext:value-type="float">
            <text:p>0.671566</text:p>
          </table:table-cell>
          <table:table-cell office:value-type="float" office:value="0.663105" calcext:value-type="float">
            <text:p>0.663105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83145" calcext:value-type="float">
            <text:p>0.83145</text:p>
          </table:table-cell>
          <table:table-cell office:value-type="float" office:value="0.790152" calcext:value-type="float">
            <text:p>0.790152</text:p>
          </table:table-cell>
          <table:table-cell office:value-type="float" office:value="0.797523" calcext:value-type="float">
            <text:p>0.797523</text:p>
          </table:table-cell>
          <table:table-cell office:value-type="float" office:value="0.763637" calcext:value-type="float">
            <text:p>0.7636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244" calcext:value-type="float">
            <text:p>0.822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73203" calcext:value-type="float">
            <text:p>0.873203</text:p>
          </table:table-cell>
          <table:table-cell office:value-type="float" office:value="0.870153" calcext:value-type="float">
            <text:p>0.870153</text:p>
          </table:table-cell>
          <table:table-cell office:value-type="float" office:value="0.794336" calcext:value-type="float">
            <text:p>0.794336</text:p>
          </table:table-cell>
          <table:table-cell office:value-type="float" office:value="0.828758" calcext:value-type="float">
            <text:p>0.828758</text:p>
          </table:table-cell>
          <table:table-cell office:value-type="float" office:value="0.701089" calcext:value-type="float">
            <text:p>0.701089</text:p>
          </table:table-cell>
          <table:table-cell office:value-type="float" office:value="0.691721" calcext:value-type="float">
            <text:p>0.691721</text:p>
          </table:table-cell>
          <table:table-cell office:value-type="float" office:value="0.862963" calcext:value-type="float">
            <text:p>0.862963</text:p>
          </table:table-cell>
          <table:table-cell office:value-type="float" office:value="0.865359" calcext:value-type="float">
            <text:p>0.865359</text:p>
          </table:table-cell>
          <table:table-cell office:value-type="float" office:value="0.818519" calcext:value-type="float">
            <text:p>0.818519</text:p>
          </table:table-cell>
          <table:table-cell office:value-type="float" office:value="0.84488" calcext:value-type="float">
            <text:p>0.84488</text:p>
          </table:table-cell>
          <table:table-cell office:value-type="float" office:value="0.814815" calcext:value-type="float">
            <text:p>0.8148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50659" calcext:value-type="float">
            <text:p>0.7506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798493" calcext:value-type="float">
            <text:p>0.798493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653484" calcext:value-type="float">
            <text:p>0.653484</text:p>
          </table:table-cell>
          <table:table-cell office:value-type="float" office:value="0.713936" calcext:value-type="float">
            <text:p>0.713936</text:p>
          </table:table-cell>
          <table:table-cell office:value-type="float" office:value="0.612994" calcext:value-type="float">
            <text:p>0.612994</text:p>
          </table:table-cell>
          <table:table-cell office:value-type="float" office:value="0.605461" calcext:value-type="float">
            <text:p>0.605461</text:p>
          </table:table-cell>
          <table:table-cell office:value-type="float" office:value="0.798305" calcext:value-type="float">
            <text:p>0.798305</text:p>
          </table:table-cell>
          <table:table-cell office:value-type="float" office:value="0.783804" calcext:value-type="float">
            <text:p>0.783804</text:p>
          </table:table-cell>
          <table:table-cell office:value-type="float" office:value="0.746704" calcext:value-type="float">
            <text:p>0.746704</text:p>
          </table:table-cell>
          <table:table-cell office:value-type="float" office:value="0.726177" calcext:value-type="float">
            <text:p>0.726177</text:p>
          </table:table-cell>
          <table:table-cell office:value-type="float" office:value="0.680791" calcext:value-type="float">
            <text:p>0.6807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8573" calcext:value-type="float">
            <text:p>0.7857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5013" calcext:value-type="float">
            <text:p>0.835013</text:p>
          </table:table-cell>
          <table:table-cell office:value-type="float" office:value="0.824758" calcext:value-type="float">
            <text:p>0.824758</text:p>
          </table:table-cell>
          <table:table-cell office:value-type="float" office:value="0.720476" calcext:value-type="float">
            <text:p>0.720476</text:p>
          </table:table-cell>
          <table:table-cell office:value-type="float" office:value="0.769208" calcext:value-type="float">
            <text:p>0.769208</text:p>
          </table:table-cell>
          <table:table-cell office:value-type="float" office:value="0.655564" calcext:value-type="float">
            <text:p>0.655564</text:p>
          </table:table-cell>
          <table:table-cell office:value-type="float" office:value="0.647156" calcext:value-type="float">
            <text:p>0.647156</text:p>
          </table:table-cell>
          <table:table-cell office:value-type="float" office:value="0.830005" calcext:value-type="float">
            <text:p>0.830005</text:p>
          </table:table-cell>
          <table:table-cell office:value-type="float" office:value="0.823573" calcext:value-type="float">
            <text:p>0.823573</text:p>
          </table:table-cell>
          <table:table-cell office:value-type="float" office:value="0.781787" calcext:value-type="float">
            <text:p>0.781787</text:p>
          </table:table-cell>
          <table:table-cell office:value-type="float" office:value="0.783283" calcext:value-type="float">
            <text:p>0.783283</text:p>
          </table:table-cell>
          <table:table-cell office:value-type="float" office:value="0.744794" calcext:value-type="float">
            <text:p>0.74479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83939" calcext:value-type="float">
            <text:p>0.7839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3131" calcext:value-type="float">
            <text:p>0.833131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718788" calcext:value-type="float">
            <text:p>0.718788</text:p>
          </table:table-cell>
          <table:table-cell office:value-type="float" office:value="0.767172" calcext:value-type="float">
            <text:p>0.767172</text:p>
          </table:table-cell>
          <table:table-cell office:value-type="float" office:value="0.653838" calcext:value-type="float">
            <text:p>0.653838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828283" calcext:value-type="float">
            <text:p>0.828283</text:p>
          </table:table-cell>
          <table:table-cell office:value-type="float" office:value="0.821616" calcext:value-type="float">
            <text:p>0.821616</text:p>
          </table:table-cell>
          <table:table-cell office:value-type="float" office:value="0.78" calcext:value-type="float">
            <text:p>0.78</text:p>
          </table:table-cell>
          <table:table-cell office:value-type="float" office:value="0.781212" calcext:value-type="float">
            <text:p>0.781212</text:p>
          </table:table-cell>
          <table:table-cell office:value-type="float" office:value="0.742929" calcext:value-type="float">
            <text:p>0.74292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526" calcext:value-type="float">
            <text:p>0.837526</text:p>
          </table:table-cell>
          <table:table-cell office:value-type="float" office:value="0.890723" calcext:value-type="float">
            <text:p>0.890723</text:p>
          </table:table-cell>
          <table:table-cell office:value-type="string" calcext:value-type="string">
            <text:p>NaN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556" calcext:value-type="float">
            <text:p>0.930556</text:p>
          </table:table-cell>
          <table:table-cell office:value-type="float" office:value="0.908543" calcext:value-type="float">
            <text:p>0.90854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6012" calcext:value-type="float">
            <text:p>0.936012</text:p>
          </table:table-cell>
          <table:table-cell office:value-type="float" office:value="0.919661" calcext:value-type="float">
            <text:p>0.91966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8949" calcext:value-type="float">
            <text:p>0.838949</text:p>
          </table:table-cell>
          <table:table-cell office:value-type="float" office:value="0.890564" calcext:value-type="float">
            <text:p>0.890564</text:p>
          </table:table-cell>
          <table:table-cell office:value-type="string" calcext:value-type="string">
            <text:p>NaN</text:p>
          </table:table-cell>
          <table:table-cell office:value-type="float" office:value="0.710329" calcext:value-type="float">
            <text:p>0.710329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31396" calcext:value-type="float">
            <text:p>0.931396</text:p>
          </table:table-cell>
          <table:table-cell office:value-type="float" office:value="0.907828" calcext:value-type="float">
            <text:p>0.90782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9461" calcext:value-type="float">
            <text:p>0.949461</text:p>
          </table:table-cell>
          <table:table-cell office:value-type="float" office:value="0.940943" calcext:value-type="float">
            <text:p>0.940943</text:p>
          </table:table-cell>
          <table:table-cell office:value-type="float" office:value="0.929585" calcext:value-type="float">
            <text:p>0.92958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43839" calcext:value-type="float">
            <text:p>0.843839</text:p>
          </table:table-cell>
          <table:table-cell office:value-type="float" office:value="0.889835" calcext:value-type="float">
            <text:p>0.889835</text:p>
          </table:table-cell>
          <table:table-cell office:value-type="string" calcext:value-type="string">
            <text:p>NaN</text:p>
          </table:table-cell>
          <table:table-cell office:value-type="float" office:value="0.738217" calcext:value-type="float">
            <text:p>0.738217</text:p>
          </table:table-cell>
          <table:table-cell office:value-type="float" office:value="0.950028" calcext:value-type="float">
            <text:p>0.950028</text:p>
          </table:table-cell>
          <table:table-cell office:value-type="float" office:value="0.936968" calcext:value-type="float">
            <text:p>0.936968</text:p>
          </table:table-cell>
          <table:table-cell office:value-type="float" office:value="0.904032" calcext:value-type="float">
            <text:p>0.90403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30414" calcext:value-type="float">
            <text:p>0.930414</text:p>
          </table:table-cell>
          <table:table-cell office:value-type="float" office:value="0.908029" calcext:value-type="float">
            <text:p>0.90802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2117" calcext:value-type="float">
            <text:p>0.832117</text:p>
          </table:table-cell>
          <table:table-cell office:value-type="float" office:value="0.891484" calcext:value-type="float">
            <text:p>0.891484</text:p>
          </table:table-cell>
          <table:table-cell office:value-type="string" calcext:value-type="string">
            <text:p>NaN</text:p>
          </table:table-cell>
          <table:table-cell office:value-type="float" office:value="0.659854" calcext:value-type="float">
            <text:p>0.659854</text:p>
          </table:table-cell>
          <table:table-cell office:value-type="float" office:value="0.938686" calcext:value-type="float">
            <text:p>0.938686</text:p>
          </table:table-cell>
          <table:table-cell office:value-type="float" office:value="0.925061" calcext:value-type="float">
            <text:p>0.925061</text:p>
          </table:table-cell>
          <table:table-cell office:value-type="float" office:value="0.912409" calcext:value-type="float">
            <text:p>0.91240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5663" calcext:value-type="float">
            <text:p>0.935663</text:p>
          </table:table-cell>
          <table:table-cell office:value-type="float" office:value="0.918744" calcext:value-type="float">
            <text:p>0.91874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957" calcext:value-type="float">
            <text:p>0.837957</text:p>
          </table:table-cell>
          <table:table-cell office:value-type="float" office:value="0.890659" calcext:value-type="float">
            <text:p>0.890659</text:p>
          </table:table-cell>
          <table:table-cell office:value-type="string" calcext:value-type="string">
            <text:p>NaN</text:p>
          </table:table-cell>
          <table:table-cell office:value-type="float" office:value="0.697937" calcext:value-type="float">
            <text:p>0.69793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930995" calcext:value-type="float">
            <text:p>0.930995</text:p>
          </table:table-cell>
          <table:table-cell office:value-type="float" office:value="0.908211" calcext:value-type="float">
            <text:p>0.90821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526" calcext:value-type="float">
            <text:p>0.837526</text:p>
          </table:table-cell>
          <table:table-cell office:value-type="float" office:value="0.890723" calcext:value-type="float">
            <text:p>0.890723</text:p>
          </table:table-cell>
          <table:table-cell office:value-type="string" calcext:value-type="string">
            <text:p>NaN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556" calcext:value-type="float">
            <text:p>0.930556</text:p>
          </table:table-cell>
          <table:table-cell office:value-type="float" office:value="0.908543" calcext:value-type="float">
            <text:p>0.90854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9684" calcext:value-type="float">
            <text:p>0.829684</text:p>
          </table:table-cell>
          <table:table-cell office:value-type="float" office:value="0.871959" calcext:value-type="float">
            <text:p>0.871959</text:p>
          </table:table-cell>
          <table:table-cell office:value-type="string" calcext:value-type="string">
            <text:p>NaN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string" calcext:value-type="string">
            <text:p>NaN</text:p>
          </table:table-cell>
          <table:table-cell office:value-type="float" office:value="0.838808" calcext:value-type="float">
            <text:p>0.83880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943923" calcext:value-type="float">
            <text:p>0.943923</text:p>
          </table:table-cell>
          <table:table-cell office:value-type="float" office:value="0.946249" calcext:value-type="float">
            <text:p>0.94624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675" calcext:value-type="float">
            <text:p>0.83675</text:p>
          </table:table-cell>
          <table:table-cell office:value-type="float" office:value="0.874901" calcext:value-type="float">
            <text:p>0.874901</text:p>
          </table:table-cell>
          <table:table-cell office:value-type="string" calcext:value-type="string">
            <text:p>NaN</text:p>
          </table:table-cell>
          <table:table-cell office:value-type="float" office:value="0.779646" calcext:value-type="float">
            <text:p>0.779646</text:p>
          </table:table-cell>
          <table:table-cell office:value-type="float" office:value="0.950697" calcext:value-type="float">
            <text:p>0.950697</text:p>
          </table:table-cell>
          <table:table-cell office:value-type="float" office:value="0.93115" calcext:value-type="float">
            <text:p>0.93115</text:p>
          </table:table-cell>
          <table:table-cell office:value-type="float" office:value="0.927983" calcext:value-type="float">
            <text:p>0.927983</text:p>
          </table:table-cell>
          <table:table-cell office:value-type="string" calcext:value-type="string">
            <text:p>NaN</text:p>
          </table:table-cell>
          <table:table-cell office:value-type="float" office:value="0.844958" calcext:value-type="float">
            <text:p>0.84495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946984" calcext:value-type="float">
            <text:p>0.946984</text:p>
          </table:table-cell>
          <table:table-cell office:value-type="float" office:value="0.947593" calcext:value-type="float">
            <text:p>0.94759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72639" calcext:value-type="float">
            <text:p>0.872639</text:p>
          </table:table-cell>
          <table:table-cell office:value-type="float" office:value="0.895186" calcext:value-type="float">
            <text:p>0.895186</text:p>
          </table:table-cell>
          <table:table-cell office:value-type="string" calcext:value-type="string">
            <text:p>NaN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967093" calcext:value-type="float">
            <text:p>0.967093</text:p>
          </table:table-cell>
          <table:table-cell office:value-type="float" office:value="0.941499" calcext:value-type="float">
            <text:p>0.941499</text:p>
          </table:table-cell>
          <table:table-cell office:value-type="float" office:value="0.943937" calcext:value-type="float">
            <text:p>0.943937</text:p>
          </table:table-cell>
          <table:table-cell office:value-type="string" calcext:value-type="string">
            <text:p>NaN</text:p>
          </table:table-cell>
          <table:table-cell office:value-type="float" office:value="0.878123" calcext:value-type="float">
            <text:p>0.87812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940498" calcext:value-type="float">
            <text:p>0.940498</text:p>
          </table:table-cell>
          <table:table-cell office:value-type="float" office:value="0.944748" calcext:value-type="float">
            <text:p>0.94474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86885" calcext:value-type="float">
            <text:p>0.786885</text:p>
          </table:table-cell>
          <table:table-cell office:value-type="float" office:value="0.848816" calcext:value-type="float">
            <text:p>0.848816</text:p>
          </table:table-cell>
          <table:table-cell office:value-type="string" calcext:value-type="string">
            <text:p>NaN</text:p>
          </table:table-cell>
          <table:table-cell office:value-type="float" office:value="0.68731" calcext:value-type="float">
            <text:p>0.68731</text:p>
          </table:table-cell>
          <table:table-cell office:value-type="float" office:value="0.932605" calcext:value-type="float">
            <text:p>0.932605</text:p>
          </table:table-cell>
          <table:table-cell office:value-type="float" office:value="0.919247" calcext:value-type="float">
            <text:p>0.919247</text:p>
          </table:table-cell>
          <table:table-cell office:value-type="float" office:value="0.909532" calcext:value-type="float">
            <text:p>0.909532</text:p>
          </table:table-cell>
          <table:table-cell office:value-type="string" calcext:value-type="string">
            <text:p>NaN</text:p>
          </table:table-cell>
          <table:table-cell office:value-type="float" office:value="0.799636" calcext:value-type="float">
            <text:p>0.79963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9" calcext:value-type="float">
            <text:p>0.94616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8653" calcext:value-type="float">
            <text:p>0.828653</text:p>
          </table:table-cell>
          <table:table-cell office:value-type="float" office:value="0.871693" calcext:value-type="float">
            <text:p>0.871693</text:p>
          </table:table-cell>
          <table:table-cell office:value-type="string" calcext:value-type="string">
            <text:p>NaN</text:p>
          </table:table-cell>
          <table:table-cell office:value-type="float" office:value="0.759157" calcext:value-type="float">
            <text:p>0.759157</text:p>
          </table:table-cell>
          <table:table-cell office:value-type="float" office:value="0.949692" calcext:value-type="float">
            <text:p>0.949692</text:p>
          </table:table-cell>
          <table:table-cell office:value-type="float" office:value="0.930307" calcext:value-type="float">
            <text:p>0.930307</text:p>
          </table:table-cell>
          <table:table-cell office:value-type="float" office:value="0.926575" calcext:value-type="float">
            <text:p>0.926575</text:p>
          </table:table-cell>
          <table:table-cell office:value-type="string" calcext:value-type="string">
            <text:p>NaN</text:p>
          </table:table-cell>
          <table:table-cell office:value-type="float" office:value="0.837961" calcext:value-type="float">
            <text:p>0.83796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9684" calcext:value-type="float">
            <text:p>0.829684</text:p>
          </table:table-cell>
          <table:table-cell office:value-type="float" office:value="0.871959" calcext:value-type="float">
            <text:p>0.871959</text:p>
          </table:table-cell>
          <table:table-cell office:value-type="string" calcext:value-type="string">
            <text:p>NaN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string" calcext:value-type="string">
            <text:p>NaN</text:p>
          </table:table-cell>
          <table:table-cell office:value-type="float" office:value="0.838808" calcext:value-type="float">
            <text:p>0.83880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602069" calcext:value-type="float">
            <text:p>0.602069</text:p>
          </table:table-cell>
          <table:table-cell office:value-type="float" office:value="0.591853" calcext:value-type="float">
            <text:p>0.5918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0.578129" calcext:value-type="float">
            <text:p>0.578129</text:p>
          </table:table-cell>
          <table:table-cell office:value-type="string" calcext:value-type="string">
            <text:p>NaN</text:p>
          </table:table-cell>
          <table:table-cell office:value-type="float" office:value="0.506927" calcext:value-type="float">
            <text:p>0.506927</text:p>
          </table:table-cell>
          <table:table-cell office:value-type="float" office:value="0.643139" calcext:value-type="float">
            <text:p>0.643139</text:p>
          </table:table-cell>
          <table:table-cell office:value-type="float" office:value="0.577948" calcext:value-type="float">
            <text:p>0.577948</text:p>
          </table:table-cell>
          <table:table-cell office:value-type="float" office:value="0.586126" calcext:value-type="float">
            <text:p>0.58612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82798" calcext:value-type="float">
            <text:p>0.682798</text:p>
          </table:table-cell>
          <table:table-cell office:value-type="float" office:value="0.627314" calcext:value-type="float">
            <text:p>0.627314</text:p>
          </table:table-cell>
          <table:table-cell office:value-type="float" office:value="0.610889" calcext:value-type="float">
            <text:p>0.61088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0.589577" calcext:value-type="float">
            <text:p>0.589577</text:p>
          </table:table-cell>
          <table:table-cell office:value-type="string" calcext:value-type="string">
            <text:p>NaN</text:p>
          </table:table-cell>
          <table:table-cell office:value-type="float" office:value="0.507509" calcext:value-type="float">
            <text:p>0.507509</text:p>
          </table:table-cell>
          <table:table-cell office:value-type="float" office:value="0.669716" calcext:value-type="float">
            <text:p>0.669716</text:p>
          </table:table-cell>
          <table:table-cell office:value-type="float" office:value="0.598686" calcext:value-type="float">
            <text:p>0.598686</text:p>
          </table:table-cell>
          <table:table-cell office:value-type="float" office:value="0.602642" calcext:value-type="float">
            <text:p>0.60264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602069" calcext:value-type="float">
            <text:p>0.602069</text:p>
          </table:table-cell>
          <table:table-cell office:value-type="float" office:value="0.591853" calcext:value-type="float">
            <text:p>0.5918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0.578129" calcext:value-type="float">
            <text:p>0.578129</text:p>
          </table:table-cell>
          <table:table-cell office:value-type="string" calcext:value-type="string">
            <text:p>NaN</text:p>
          </table:table-cell>
          <table:table-cell office:value-type="float" office:value="0.506927" calcext:value-type="float">
            <text:p>0.506927</text:p>
          </table:table-cell>
          <table:table-cell office:value-type="float" office:value="0.643139" calcext:value-type="float">
            <text:p>0.643139</text:p>
          </table:table-cell>
          <table:table-cell office:value-type="float" office:value="0.577948" calcext:value-type="float">
            <text:p>0.577948</text:p>
          </table:table-cell>
          <table:table-cell office:value-type="float" office:value="0.586126" calcext:value-type="float">
            <text:p>0.58612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70483" calcext:value-type="float">
            <text:p>0.570483</text:p>
          </table:table-cell>
          <table:table-cell office:value-type="float" office:value="0.58525" calcext:value-type="float">
            <text:p>0.58525</text:p>
          </table:table-cell>
          <table:table-cell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42792" calcext:value-type="float">
            <text:p>0.542792</text:p>
          </table:table-cell>
          <table:table-cell office:value-type="float" office:value="0.553749" calcext:value-type="float">
            <text:p>0.553749</text:p>
          </table:table-cell>
          <table:table-cell office:value-type="string" calcext:value-type="string">
            <text:p>NaN</text:p>
          </table:table-cell>
          <table:table-cell office:value-type="float" office:value="0.577067" calcext:value-type="float">
            <text:p>0.57706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70483" calcext:value-type="float">
            <text:p>0.570483</text:p>
          </table:table-cell>
          <table:table-cell office:value-type="float" office:value="0.58525" calcext:value-type="float">
            <text:p>0.58525</text:p>
          </table:table-cell>
          <table:table-cell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37656" calcext:value-type="float">
            <text:p>0.4376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435092" calcext:value-type="float">
            <text:p>0.435092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381319" calcext:value-type="float">
            <text:p>0.381319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923" calcext:value-type="float">
            <text:p>0.656923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77044" calcext:value-type="float">
            <text:p>0.47704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7046" calcext:value-type="float">
            <text:p>0.507046</text:p>
          </table:table-cell>
          <table:table-cell office:value-type="float" office:value="0.445561" calcext:value-type="float">
            <text:p>0.445561</text:p>
          </table:table-cell>
          <table:table-cell office:value-type="float" office:value="0.603465" calcext:value-type="float">
            <text:p>0.603465</text:p>
          </table:table-cell>
          <table:table-cell office:value-type="float" office:value="0.555818" calcext:value-type="float">
            <text:p>0.555818</text:p>
          </table:table-cell>
          <table:table-cell office:value-type="float" office:value="0.474259" calcext:value-type="float">
            <text:p>0.474259</text:p>
          </table:table-cell>
          <table:table-cell office:value-type="float" office:value="0.586329" calcext:value-type="float">
            <text:p>0.586329</text:p>
          </table:table-cell>
          <table:table-cell office:value-type="float" office:value="0.471969" calcext:value-type="float">
            <text:p>0.471969</text:p>
          </table:table-cell>
          <table:table-cell office:value-type="float" office:value="0.397778" calcext:value-type="float">
            <text:p>0.397778</text:p>
          </table:table-cell>
          <table:table-cell office:value-type="float" office:value="0.551639" calcext:value-type="float">
            <text:p>0.551639</text:p>
          </table:table-cell>
          <table:table-cell office:value-type="float" office:value="0.503895" calcext:value-type="float">
            <text:p>0.503895</text:p>
          </table:table-cell>
          <table:table-cell office:value-type="float" office:value="0.444351" calcext:value-type="float">
            <text:p>0.444351</text:p>
          </table:table-cell>
          <table:table-cell office:value-type="float" office:value="0.679449" calcext:value-type="float">
            <text:p>0.679449</text:p>
          </table:table-cell>
          <table:table-cell office:value-type="float" office:value="0.542292" calcext:value-type="float">
            <text:p>0.54229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37656" calcext:value-type="float">
            <text:p>0.4376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435092" calcext:value-type="float">
            <text:p>0.435092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381319" calcext:value-type="float">
            <text:p>0.381319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923" calcext:value-type="float">
            <text:p>0.656923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" calcext:value-type="float">
            <text:p>0.5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3004" calcext:value-type="float">
            <text:p>0.543004</text:p>
          </table:table-cell>
          <table:table-cell office:value-type="float" office:value="0.590544" calcext:value-type="float">
            <text:p>0.590544</text:p>
          </table:table-cell>
          <table:table-cell office:value-type="float" office:value="0.560751" calcext:value-type="float">
            <text:p>0.560751</text:p>
          </table:table-cell>
          <table:table-cell office:value-type="float" office:value="0.536579" calcext:value-type="float">
            <text:p>0.536579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51274" calcext:value-type="float">
            <text:p>0.551274</text:p>
          </table:table-cell>
          <table:table-cell office:value-type="float" office:value="0.533782" calcext:value-type="float">
            <text:p>0.533782</text:p>
          </table:table-cell>
          <table:table-cell office:value-type="float" office:value="0.553984" calcext:value-type="float">
            <text:p>0.553984</text:p>
          </table:table-cell>
          <table:table-cell office:value-type="float" office:value="0.551877" calcext:value-type="float">
            <text:p>0.551877</text:p>
          </table:table-cell>
          <table:table-cell office:value-type="float" office:value="0.532951" calcext:value-type="float">
            <text:p>0.532951</text:p>
          </table:table-cell>
          <table:table-cell office:value-type="float" office:value="0.596748" calcext:value-type="float">
            <text:p>0.596748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4767" calcext:value-type="float">
            <text:p>0.504767</text:p>
          </table:table-cell>
          <table:table-cell office:value-type="float" office:value="0.517466" calcext:value-type="float">
            <text:p>0.517466</text:p>
          </table:table-cell>
          <table:table-cell office:value-type="float" office:value="0.589594" calcext:value-type="float">
            <text:p>0.589594</text:p>
          </table:table-cell>
          <table:table-cell office:value-type="float" office:value="0.514994" calcext:value-type="float">
            <text:p>0.514994</text:p>
          </table:table-cell>
          <table:table-cell office:value-type="float" office:value="0.530922" calcext:value-type="float">
            <text:p>0.530922</text:p>
          </table:table-cell>
          <table:table-cell office:value-type="float" office:value="0.592623" calcext:value-type="float">
            <text:p>0.59262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682051" calcext:value-type="float">
            <text:p>0.682051</text:p>
          </table:table-cell>
          <table:table-cell office:value-type="float" office:value="0.605128" calcext:value-type="float">
            <text:p>0.605128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579487" calcext:value-type="float">
            <text:p>0.579487</text:p>
          </table:table-cell>
          <table:table-cell office:value-type="float" office:value="0.6" calcext:value-type="float">
            <text:p>0.6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58974" calcext:value-type="float">
            <text:p>0.558974</text:p>
          </table:table-cell>
          <table:table-cell office:value-type="float" office:value="0.671795" calcext:value-type="float">
            <text:p>0.67179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523077" calcext:value-type="float">
            <text:p>0.523077</text:p>
          </table:table-cell>
          <table:table-cell office:value-type="float" office:value="0.594872" calcext:value-type="float">
            <text:p>0.594872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630769" calcext:value-type="float">
            <text:p>0.63076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385621" calcext:value-type="float">
            <text:p>0.385621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03268" calcext:value-type="float">
            <text:p>0.503268</text:p>
          </table:table-cell>
          <table:table-cell office:value-type="float" office:value="0.418301" calcext:value-type="float">
            <text:p>0.418301</text:p>
          </table:table-cell>
          <table:table-cell office:value-type="float" office:value="0.437908" calcext:value-type="float">
            <text:p>0.437908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51634" calcext:value-type="float">
            <text:p>0.51634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503268" calcext:value-type="float">
            <text:p>0.50326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544" calcext:value-type="float">
            <text:p>0.500544</text:p>
          </table:table-cell>
          <table:table-cell office:value-type="float" office:value="0.512848" calcext:value-type="float">
            <text:p>0.512848</text:p>
          </table:table-cell>
          <table:table-cell office:value-type="float" office:value="0.526171" calcext:value-type="float">
            <text:p>0.526171</text:p>
          </table:table-cell>
          <table:table-cell office:value-type="float" office:value="0.506667" calcext:value-type="float">
            <text:p>0.506667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3764" calcext:value-type="float">
            <text:p>0.53764</text:p>
          </table:table-cell>
          <table:table-cell office:value-type="float" office:value="0.492341" calcext:value-type="float">
            <text:p>0.492341</text:p>
          </table:table-cell>
          <table:table-cell office:value-type="float" office:value="0.512587" calcext:value-type="float">
            <text:p>0.512587</text:p>
          </table:table-cell>
          <table:table-cell office:value-type="float" office:value="0.538699" calcext:value-type="float">
            <text:p>0.538699</text:p>
          </table:table-cell>
          <table:table-cell office:value-type="float" office:value="0.505707" calcext:value-type="float">
            <text:p>0.505707</text:p>
          </table:table-cell>
          <table:table-cell office:value-type="float" office:value="0.534231" calcext:value-type="float">
            <text:p>0.534231</text:p>
          </table:table-cell>
          <table:table-cell office:value-type="float" office:value="0.498027" calcext:value-type="float">
            <text:p>0.498027</text:p>
          </table:table-cell>
          <table:table-cell office:value-type="float" office:value="0.519697" calcext:value-type="float">
            <text:p>0.519697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56476" calcext:value-type="float">
            <text:p>0.56476</text:p>
          </table:table-cell>
          <table:table-cell office:value-type="float" office:value="0.496342" calcext:value-type="float">
            <text:p>0.496342</text:p>
          </table:table-cell>
          <table:table-cell office:value-type="float" office:value="0.517565" calcext:value-type="float">
            <text:p>0.517565</text:p>
          </table:table-cell>
          <table:table-cell office:value-type="float" office:value="0.563423" calcext:value-type="float">
            <text:p>0.56342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" calcext:value-type="float">
            <text:p>0.5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14:52.157000000</meta:creation-date>
    <meta:generator>LibreOffice/4.4.1.2$Windows_x86 LibreOffice_project/45e2de17089c24a1fa810c8f975a7171ba4cd432</meta:generator>
    <dc:date>2015-10-31T22:26:56.311000000</dc:date>
    <meta:editing-duration>PT12M2S</meta:editing-duration>
    <meta:editing-cycles>3</meta:editing-cycles>
    <meta:document-statistic meta:table-count="1" meta:cell-count="1072" meta:object-count="0"/>
  </office:meta>
</office:document-meta>
</file>